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&lt;!DOCTYPE html&gt;</text:p>
      <text:p text:style-name="Standard">&lt;html&gt;</text:p>
      <text:p text:style-name="Standard">&lt;head&gt;</text:p>
      <text:p text:style-name="Standard">&lt;style&gt;</text:p>
      <text:p text:style-name="Standard">ul {</text:p>
      <text:p text:style-name="Standard"><text:s text:c="2"/>list-style-type: none;</text:p>
      <text:p text:style-name="Standard"><text:s text:c="2"/>margin: 0;</text:p>
      <text:p text:style-name="Standard"><text:s text:c="2"/>padding: 0;</text:p>
      <text:p text:style-name="Standard"><text:s text:c="2"/>width: 200px;</text:p>
      <text:p text:style-name="Standard"><text:s text:c="2"/>background-color: #f1f1f1;</text:p>
      <text:p text:style-name="Standard">}</text:p>
      <text:p text:style-name="Standard"/>
      <text:p text:style-name="Standard">li a {</text:p>
      <text:p text:style-name="Standard"><text:s text:c="2"/>display: block;</text:p>
      <text:p text:style-name="Standard"><text:s text:c="2"/>color: #000;</text:p>
      <text:p text:style-name="Standard"><text:s text:c="2"/>padding: 8px 16px;</text:p>
      <text:p text:style-name="Standard"><text:s text:c="2"/>text-decoration: none;</text:p>
      <text:p text:style-name="Standard">}</text:p>
      <text:p text:style-name="Standard"/>
      <text:p text:style-name="Standard">/* Change the link color on hover */</text:p>
      <text:p text:style-name="Standard">li a:hover {</text:p>
      <text:p text:style-name="Standard"><text:s text:c="2"/>background-color: #555;</text:p>
      <text:p text:style-name="Standard"><text:s text:c="2"/>color: white;</text:p>
      <text:p text:style-name="Standard">}</text:p>
      <text:p text:style-name="Standard">&lt;/style&gt;</text:p>
      <text:p text:style-name="Standard">&lt;/head&gt;</text:p>
      <text:p text:style-name="Standard">&lt;body&gt;</text:p>
      <text:p text:style-name="Standard"/>
      <text:p text:style-name="Standard">&lt;h2&gt;Vertical Navigation Bar&lt;/h2&gt;</text:p>
      <text:p text:style-name="Standard"/>
      <text:p text:style-name="Standard">&lt;ul&gt;</text:p>
      <text:p text:style-name="Standard"><text:s text:c="2"/>&lt;li&gt;&lt;a href="#home"&gt;Home&lt;/a&gt;&lt;/li&gt;</text:p>
      <text:p text:style-name="Standard"><text:s text:c="2"/>&lt;li&gt;&lt;a href="#news"&gt;News&lt;/a&gt;&lt;/li&gt;</text:p>
      <text:p text:style-name="Standard"><text:s text:c="2"/>&lt;li&gt;&lt;a href="#contact"&gt;Contact&lt;/a&gt;&lt;/li&gt;</text:p>
      <text:p text:style-name="Standard"><text:s text:c="2"/>&lt;li&gt;&lt;a href="#about"&gt;About&lt;/a&gt;&lt;/li&gt;</text:p>
      <text:p text:style-name="Standard">&lt;/ul&gt;</text:p>
      <text:p text:style-name="Standard"/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4T00:41:13.127241866</meta:creation-date>
    <dc:date>2019-02-24T00:41:56.678407106</dc:date>
    <meta:editing-duration>PT46S</meta:editing-duration>
    <meta:editing-cycles>1</meta:editing-cycles>
    <meta:document-statistic meta:table-count="0" meta:image-count="0" meta:object-count="0" meta:page-count="1" meta:paragraph-count="34" meta:word-count="65" meta:character-count="526" meta:non-whitespace-character-count="465"/>
    <meta:generator>LibreOffice/6.0.7.3$Linux_X86_64 LibreOffice_project/00m0$Build-3</meta:generator>
  </office:meta>
</office:document-meta>
</file>